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irections MT" svg:font-family="'Directio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rections MT1" svg:font-family="'Directio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>
      <style:table-properties style:width="17.149cm" fo:margin-left="0cm" fo:margin-top="0cm" fo:margin-bottom="0cm" table:align="left" style:writing-mode="lr-tb"/>
    </style:style>
    <style:style style:name="Table3.A" style:family="table-column">
      <style:table-column-properties style:column-width="17.149cm"/>
    </style:style>
    <style:style style:name="Table3.1" style:family="table-row">
      <style:table-row-properties style:min-row-height="0.799cm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3.3" style:family="table-row">
      <style:table-row-properties style:min-row-height="0.801cm" fo:keep-together="auto"/>
    </style:style>
    <style:style style:name="Table4" style:family="table">
      <style:table-properties style:width="17.149cm" fo:margin-left="0cm" fo:margin-top="0cm" fo:margin-bottom="0cm" table:align="left" style:writing-mode="lr-tb"/>
    </style:style>
    <style:style style:name="Table4.A" style:family="table-column">
      <style:table-column-properties style:column-width="17.149cm"/>
    </style:style>
    <style:style style:name="Table4.1" style:family="table-row">
      <style:table-row-properties style:min-row-height="0.799cm" fo:keep-together="auto"/>
    </style:style>
    <style:style style:name="Table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4.3" style:family="table-row">
      <style:table-row-properties style:min-row-height="0.801cm" fo:keep-together="auto"/>
    </style:style>
    <style:style style:name="P1" style:family="paragraph" style:parent-style-name="Body_20_Text_20_2">
      <style:text-properties officeooo:paragraph-rsid="001cd25c"/>
    </style:style>
    <style:style style:name="P2" style:family="paragraph" style:parent-style-name="Body_20_Text_20_3">
      <style:text-properties officeooo:paragraph-rsid="001cd25c"/>
    </style:style>
    <style:style style:name="P3" style:family="paragraph" style:parent-style-name="Body_20_Text_20_3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officeooo:paragraph-rsid="001cd25c"/>
    </style:style>
    <style:style style:name="P4" style:family="paragraph" style:parent-style-name="Body_20_Text_20_3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1cd25c"/>
    </style:style>
    <style:style style:name="P5" style:family="paragraph" style:parent-style-name="Body_20_Text_20_3">
      <style:paragraph-properties fo:margin-top="0cm" fo:margin-bottom="0.212cm" loext:contextual-spacing="false" fo:line-height="100%"/>
      <style:text-properties style:font-name="Calibri" officeooo:paragraph-rsid="001cd25c"/>
    </style:style>
    <style:style style:name="P6" style:family="paragraph" style:parent-style-name="Frame_20_contents">
      <style:paragraph-properties fo:margin-top="0cm" fo:margin-bottom="0.353cm" loext:contextual-spacing="false"/>
    </style:style>
    <style:style style:name="P7" style:family="paragraph" style:parent-style-name="Heading_20_5">
      <style:paragraph-properties fo:text-align="center" style:justify-single-word="false"/>
      <style:text-properties officeooo:paragraph-rsid="001cd25c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cd25c"/>
    </style:style>
    <style:style style:name="P10" style:family="paragraph" style:parent-style-name="Standard">
      <style:text-properties style:font-name="Calibri" fo:font-size="12pt" officeooo:paragraph-rsid="001cd25c" style:font-size-asian="12pt" style:font-size-complex="12pt"/>
    </style:style>
    <style:style style:name="P11" style:family="paragraph" style:parent-style-name="Standard">
      <style:text-properties style:font-name="Calibri" fo:font-size="12pt" officeooo:paragraph-rsid="001cd25c" style:font-size-asian="12pt"/>
    </style:style>
    <style:style style:name="P12" style:family="paragraph" style:parent-style-name="Standard">
      <style:text-properties style:font-name="Calibri" fo:font-weight="bold" officeooo:paragraph-rsid="001cd25c" style:font-weight-asian="bold" style:font-weight-complex="bold"/>
    </style:style>
    <style:style style:name="P13" style:family="paragraph" style:parent-style-name="Standard">
      <style:text-properties style:font-name="Calibri" officeooo:paragraph-rsid="001cd25c"/>
    </style:style>
    <style:style style:name="P14" style:family="paragraph" style:parent-style-name="Standard">
      <style:text-properties officeooo:paragraph-rsid="001cd25c"/>
    </style:style>
    <style:style style:name="P15" style:family="paragraph" style:parent-style-name="Standard" style:list-style-name="WWNum12">
      <style:paragraph-properties fo:margin-top="0cm" fo:margin-bottom="0cm" loext:contextual-spacing="false" fo:line-height="100%"/>
      <style:text-properties officeooo:paragraph-rsid="001cd25c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1cd25c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officeooo:paragraph-rsid="001cd25c"/>
    </style:style>
    <style:style style:name="P18" style:family="paragraph" style:parent-style-name="Standard">
      <style:paragraph-properties fo:margin-left="0cm" fo:margin-right="0cm" fo:text-align="center" style:justify-single-word="false" fo:text-indent="1.27cm" style:auto-text-indent="false" fo:break-before="page"/>
      <style:text-properties officeooo:paragraph-rsid="001cd25c"/>
    </style:style>
    <style:style style:name="P19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weight-complex="bold"/>
    </style:style>
    <style:style style:name="T7" style:family="text">
      <style:text-properties style:use-window-font-color="true" style:font-name="Calibri" fo:font-size="24pt" fo:font-weight="bold" style:font-name-asian="Calibri1" style:font-size-asian="24pt" style:font-weight-asian="bold" style:font-name-complex="F"/>
    </style:style>
    <style:style style:name="T8" style:family="text">
      <style:text-properties fo:font-variant="small-caps" fo:color="#000000" fo:font-size="16pt" fo:font-weight="bold" style:font-name-asian="Times New Roman" style:font-size-asian="16pt" style:font-weight-asian="bold" style:font-name-complex="Times New Roman" style:font-size-complex="10pt"/>
    </style:style>
    <style:style style:name="T9" style:family="text">
      <style:text-properties fo:font-variant="small-caps" fo:color="#000000" fo:font-size="16pt" fo:font-weight="normal" style:font-name-asian="Times New Roman" style:font-size-asian="16pt" style:font-weight-asian="normal" style:font-name-complex="Times New Roman" style:font-size-complex="10pt" style:font-weight-complex="normal"/>
    </style:style>
    <style:style style:name="T10" style:family="text">
      <style:text-properties fo:font-size="14pt" style:font-size-asian="14pt"/>
    </style:style>
    <style:style style:name="T11" style:family="text">
      <style:text-properties fo:font-size="22pt" fo:font-weight="bold" style:font-size-asian="22pt" style:font-weight-asian="bold"/>
    </style:style>
    <style:style style:name="T12" style:family="text">
      <style:text-properties style:font-name="Directions MT" fo:font-size="26pt" style:font-name-asian="Directions MT1" style:font-size-asian="26pt" style:font-name-complex="Directions MT1"/>
    </style:style>
    <style:style style:name="T13" style:family="text">
      <style:text-properties fo:font-size="20pt" style:font-size-asian="20pt"/>
    </style:style>
    <style:style style:name="fr1" style:family="graphic" style:parent-style-name="Frame">
      <style:graphic-properties fo:margin-left="0cm" fo:margin-right="0.058cm"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2.108cm" fo:min-width="4.359cm" fo:padding-top="0.127cm" fo:padding-bottom="0.127cm" fo:padding-left="0.254cm" fo:padding-right="0.254cm" fo:wrap-option="wrap" fo:margin-left="0cm" fo:margin-right="0.058cm" fo:margin-top="0cm" fo:margin-bottom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APPENDIX 1</text:span></text:p>
      <text:h text:style-name="P7" text:outline-level="5"><text:span text:style-name="T7">School of Computer Science &amp; Information Technology</text:span></text:h>
      <text:p text:style-name="P1"><text:span text:style-name="T8"><text:s/></text:span></text:p>
      <text:p text:style-name="P1"><text:span text:style-name="T8">Workplace Mentor Report on: </text:span><text:span text:style-name="T9">Nathan Crowley </text:span></text:p>
      <text:p text:style-name="P2"><text:span text:style-name="T10">This student will soon be completing a period of work placement with you as part of UCC’s Undergraduate Work Placement Programme. His/her Academic Mentor will assess the student’s performance while on Work Placement, based on the following:</text:span></text:p>
      <text:list xml:id="list4180971811" text:style-name="WWNum12">
        <text:list-item>
          <text:p text:style-name="P15"><text:span text:style-name="T2">Examination of the student’s </text:span><text:span text:style-name="T4">Log Book and Placement Report</text:span><text:span text:style-name="T2">. Both documents must be completed in accordance with guidelines and must be agreed and signed off by the Workplace Mentor before the end of placement.</text:span></text:p>
        </text:list-item>
      </text:list>
      <text:p text:style-name="P10"/>
      <text:list xml:id="list105645706516689" text:continue-numbering="true" text:style-name="WWNum12">
        <text:list-item>
          <text:p text:style-name="P15"><text:span text:style-name="T2">Evaluation of student performance by the Workplace Mentor, who completes the </text:span><text:span text:style-name="T4">Workplace Mentor Report</text:span><text:span text:style-name="T2">. This is completed at the end of placement and is usually done in consultation with the student.</text:span></text:p>
        </text:list-item>
      </text:list>
      <text:p text:style-name="P10"/>
      <text:list xml:id="list105645142837317" text:continue-numbering="true" text:style-name="WWNum12">
        <text:list-item>
          <text:p text:style-name="P15"><text:span text:style-name="T2">Evaluation of student performance by the Academic Mentor, who completes the </text:span><text:span text:style-name="T4">Academic Mentor Report</text:span><text:span text:style-name="T2">. This is completed following the interview or workplace visit to the student. The student may be asked to give a Placement Presentation in the workplace during the assessment visit.</text:span></text:p>
        </text:list-item>
      </text:list>
      <text:p text:style-name="P10"/>
      <text:p text:style-name="P14"><text:span text:style-name="T2">We now ask you to complete the Workplace Mentor Report, ideally in consultation with the student. Once complete, please return it, before the end of the placement, to</text:span><text:span text:style-name="T4"> </text:span><text:a xlink:type="simple" xlink:href="mailto:placement@cs.ucc.ie" text:style-name="Internet_20_link" text:visited-style-name="Visited_20_Internet_20_Link"><text:span text:style-name="T2">placement@cs.ucc.ie</text:span></text:a></text:p>
      <text:p text:style-name="P13"/>
      <text:p text:style-name="P12"/>
      <text:p text:style-name="P16"><text:span text:style-name="T11">Student Performance</text:span></text:p>
      <text:p text:style-name="P14"><text:span text:style-name="T1">Please answer the following questions according to this scale:</text:span></text:p>
      <text:p text:style-name="P14"><text:span text:style-name="T5">4 = always; 3 = usually; 2 = sometimes; 1 = seldom; 0 = never;</text:span></text:p>
      <text:p text:style-name="P14"><text:span text:style-name="T5">N/A = Not applicable or not enough evidence to give an answer to this question</text:span></text:p>
      <text:p text:style-name="P11"/>
      <text:p text:style-name="P14"><text:span text:style-name="T1">Did this student …</text:span></text:p>
      <text:p text:style-name="P14"><text:span text:style-name="T1">Complete tasks effectively and efficiently?<text:tab/><text:tab/><text:tab/><text:tab/><text:tab/></text:span><text:span text:style-name="T12"></text:span><text:span text:style-name="T1"><text:tab/></text:span></text:p>
      <text:p text:style-name="P14"><text:span text:style-name="T1">Complete tasks on schedule?<text:tab/><text:tab/><text:tab/><text:tab/><text:tab/><text:tab/><text:tab/><text:tab/></text:span><text:span text:style-name="T12"></text:span></text:p>
      <text:p text:style-name="P14"><text:span text:style-name="T1">Produce an acceptable volume of work?<text:tab/><text:tab/><text:tab/><text:tab/><text:tab/><text:tab/></text:span><text:span text:style-name="T12"></text:span><text:span text:style-name="T1"><text:tab/></text:span></text:p>
      <text:p text:style-name="P14"><text:span text:style-name="T1">Produce work of good, consistent quality?<text:tab/><text:tab/><text:tab/><text:tab/><text:tab/><text:tab/></text:span><text:span text:style-name="T12"></text:span></text:p>
      <text:p text:style-name="P14"><text:span text:style-name="T1">Demonstrate skills and knowledge in his/her technical area?<text:tab/><text:tab/></text:span><text:span text:style-name="T12"></text:span></text:p>
      <text:p text:style-name="P14"><text:span text:style-name="T1">Seek help and additional information when required?<text:tab/><text:tab/><text:tab/><text:tab/></text:span><text:span text:style-name="T12"></text:span></text:p>
      <text:p text:style-name="P14"><text:span text:style-name="T1">Demonstrate a willingness to acquire new skills and procedures?<text:tab/><text:tab/></text:span><text:span text:style-name="T12"></text:span></text:p>
      <text:p text:style-name="P14"><text:span text:style-name="T1">Learn from mistakes?<text:tab/><text:tab/><text:tab/><text:tab/><text:tab/><text:tab/><text:tab/><text:tab/><text:tab/></text:span><text:span text:style-name="T12"></text:span></text:p>
      <text:p text:style-name="P14"><text:span text:style-name="T1">Exhibit good planning and organisational skills?<text:tab/><text:tab/><text:tab/><text:tab/><text:tab/></text:span><text:span text:style-name="T12"></text:span></text:p>
      <text:p text:style-name="P14"><text:span text:style-name="T1">Exhibit initiative?<text:tab/><text:tab/><text:tab/><text:tab/><text:tab/><text:tab/><text:tab/><text:tab/><text:tab/><text:tab/></text:span><text:span text:style-name="T12"></text:span></text:p>
      <text:p text:style-name="P14"><text:span text:style-name="T1">Think along original lines?<text:tab/><text:tab/><text:tab/><text:tab/><text:tab/><text:tab/><text:tab/><text:tab/></text:span><text:span text:style-name="T12"></text:span></text:p>
      <text:p text:style-name="P14"><text:span text:style-name="T1">Maintain a good attendance record?<text:tab/><text:tab/><text:tab/><text:tab/><text:tab/><text:tab/></text:span><text:span text:style-name="T12"></text:span></text:p>
      <text:p text:style-name="P14"><text:span text:style-name="T1">Express himself/herself clearly, verbally?<text:tab/><text:tab/><text:tab/><text:tab/><text:tab/><text:tab/></text:span><text:span text:style-name="T12"></text:span></text:p>
      <text:p text:style-name="P14"><text:span text:style-name="T1">Express himself/herself clearly in writing?<text:tab/><text:tab/><text:tab/><text:tab/><text:tab/><text:tab/></text:span><text:span text:style-name="T12"></text:span></text:p>
      <text:p text:style-name="P14"><text:span text:style-name="T1">Communicate effectively with others?<text:tab/><text:tab/><text:tab/><text:tab/><text:tab/><text:tab/></text:span><text:span text:style-name="T12"></text:span></text:p>
      <text:p text:style-name="P14"><text:span text:style-name="T1">Work well with others?<text:tab/><text:tab/><text:tab/><text:tab/><text:tab/><text:tab/><text:tab/><text:tab/><text:tab/></text:span><text:span text:style-name="T12"></text:span></text:p>
      <text:p text:style-name="P14"><text:span text:style-name="T1">Add value to the group?<text:tab/><text:tab/><text:tab/><text:tab/><text:tab/><text:tab/><text:tab/><text:tab/></text:span><text:span text:style-name="T12"></text:span></text:p>
      <text:p text:style-name="P14"><text:span text:style-name="T1">Project a professional image to those outside the group <text:tab/><text:tab/><text:tab/></text:span><text:span text:style-name="T12"></text:span></text:p>
      <text:p text:style-name="P14"><text:span text:style-name="T1">including clients or customers?<text:tab/><text:tab/><text:tab/><text:tab/><text:tab/><text:tab/>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>Your Overall Rating of the Student’s Performance</text:span></text:p>
      <text:p text:style-name="P11"/>
      <text:p text:style-name="P17"><text:span text:style-name="T1">Outstanding<text:tab/></text:span><text:span text:style-name="T12"></text:span><text:span text:style-name="T13"><text:tab/><text:tab/></text:span><text:span text:style-name="T1">Adequate<text:tab/><text:tab/></text:span><text:span text:style-name="T12"></text:span></text:p>
      <text:p text:style-name="P17"><text:span text:style-name="T1">Successful<text:tab/><text:tab/></text:span><text:span text:style-name="T12"></text:span><text:span text:style-name="T13"><text:tab/><text:tab/></text:span><text:span text:style-name="T1">Not Satisfactory<text:tab/></text:span><text:span text:style-name="T12"></text:span></text:p>
      <text:p text:style-name="P12"/>
      <text:p text:style-name="P18"><text:span text:style-name="T8">General Comments and Feedback</text:span></text:p>
      <text:p text:style-name="P4"><text:span text:style-name="T2">It would be very valuable if you could identify any obvious shortcomings in the student’s prior knowledge as we want to use your feedback to critically examine our course content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</table:table-row>
        <table:table-row table:style-name="Table3.3">
          <table:table-cell table:style-name="Table3.A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</table:table-row>
        <table:table-row table:style-name="Table3.3">
          <table:table-cell table:style-name="Table3.A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</table:table-row>
        <table:table-row table:style-name="Table3.3">
          <table:table-cell table:style-name="Table3.A2" office:value-type="string">
            <text:p text:style-name="P5"/>
          </table:table-cell>
        </table:table-row>
      </table:table>
      <text:p text:style-name="P3"/>
      <text:p text:style-name="P4"><text:span text:style-name="T2">Any comments you wish to make about the student, the Programme, the visit(s) by the Academic Mentor or the method of student assessment, would be very welcome. <text:s/>They will contribute to the further development of our placement programme.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</table:table-row>
        <table:table-row table:style-name="Table4.3">
          <table:table-cell table:style-name="Table4.A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</table:table-row>
        <table:table-row table:style-name="Table4.3">
          <table:table-cell table:style-name="Table4.A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</table:table-row>
        <table:table-row table:style-name="Table4.3">
          <table:table-cell table:style-name="Table4.A2" office:value-type="string">
            <text:p text:style-name="P5"/>
          </table:table-cell>
        </table:table-row>
      </table:table>
      <text:p text:style-name="P11"/>
      <text:p text:style-name="P14"><draw:custom-shape text:anchor-type="paragraph" draw:z-index="0" draw:name="Text Box 3" draw:style-name="gr1" draw:text-style-name="P19" svg:width="4.866cm" svg:height="2.361cm" svg:x="10.305cm" svg:y="0.44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10.305cm" svg:y="0.445cm" svg:width="4.867cm" svg:height="2.362cm" draw:z-index="1"><draw:text-box><text:p text:style-name="Frame_20_contents"><text:span text:style-name="T3">Please return to:</text:span></text:p><text:p text:style-name="P6"><text:a xlink:type="simple" xlink:href="mailto:placement@cs.ucc.ie" text:style-name="Internet_20_link" text:visited-style-name="Visited_20_Internet_20_Link">placement@cs.ucc.ie</text:a></text:p></draw:text-box></draw:frame><text:span text:style-name="T1">Workplace Mentor Signature: <text:s/>____________________</text:span></text:p>
      <text:p text:style-name="P11"/>
      <text:p text:style-name="P14"><text:span text:style-name="T1">Company Name: <text:s/>__________________________</text:span></text:p>
      <text:p text:style-name="P11"/>
      <text:p text:style-name="P9"><text:span text:style-name="T1">Date: 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irections MT" svg:font-family="'Directio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rections MT1" svg:font-family="'Directio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default-outline-level="" style:class="extra"/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92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93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ListLabel_20_94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95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96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ListLabel_20_97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98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99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ListLabel_20_10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0:52:10.179230789</meta:creation-date>
    <dc:date>2021-09-09T10:56:44.250944184</dc:date>
    <meta:editing-duration>PT3M49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4" meta:paragraph-count="44" meta:word-count="456" meta:character-count="3025" meta:non-whitespace-character-count="2505"/>
  </office:meta>
</office:document-meta>
</file>